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paragraph-rsid="000546c8" style:font-size-asian="12.25pt"/>
    </style:style>
    <style:style style:name="P2" style:family="paragraph" style:parent-style-name="Standard">
      <style:paragraph-properties fo:text-align="center" style:justify-single-word="false"/>
      <style:text-properties fo:font-size="14pt" fo:font-weight="bold" officeooo:rsid="000546c8" officeooo:paragraph-rsid="000546c8"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0546c8" officeooo:paragraph-rsid="000546c8"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color="#000000" fo:font-size="14pt" fo:font-weight="bold" officeooo:rsid="000546c8" officeooo:paragraph-rsid="000546c8"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color="#000000" fo:font-size="14pt" fo:font-weight="bold" officeooo:rsid="000546c8" officeooo:paragraph-rsid="000546c8"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color="#000000" fo:font-size="14pt" fo:font-weight="normal" officeooo:rsid="000546c8" officeooo:paragraph-rsid="000546c8" style:font-size-asian="12.25pt" style:font-weight-asian="normal" style:font-size-complex="14pt" style:font-weight-complex="normal"/>
    </style:style>
    <style:style style:name="P7" style:family="paragraph" style:parent-style-name="Standard">
      <style:paragraph-properties fo:margin-left="1.251cm" fo:margin-right="0cm" fo:text-align="justify" style:justify-single-word="false" fo:text-indent="0cm" style:auto-text-indent="false"/>
      <style:text-properties fo:font-size="14pt" fo:font-weight="bold" officeooo:rsid="000546c8" officeooo:paragraph-rsid="000546c8" style:font-size-asian="12.25pt" style:font-weight-asian="bold" style:font-size-complex="14pt" style:font-weight-complex="bold"/>
    </style:style>
    <style:style style:name="P8" style:family="paragraph" style:parent-style-name="Standard">
      <style:paragraph-properties fo:margin-left="0cm" fo:margin-right="0cm" fo:text-align="start" style:justify-single-word="false" fo:text-indent="0cm" style:auto-text-indent="false"/>
      <style:text-properties fo:color="#000000"/>
    </style:style>
    <style:style style:name="P9"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T1" style:family="text">
      <style:text-properties fo:font-weight="normal" style:font-weight-asian="normal" style:font-weight-complex="normal"/>
    </style:style>
    <style:style style:name="T2" style:family="text">
      <style:text-properties style:font-name="Monospace" fo:font-size="10pt" style:font-size-asian="10pt"/>
    </style:style>
    <style:style style:name="T3" style:family="text">
      <style:text-properties style:font-name="Monospace" fo:font-size="10pt" style:text-underline-style="solid" style:text-underline-width="auto" style:text-underline-color="font-color" style:font-size-asian="10pt"/>
    </style:style>
    <style:style style:name="T4" style:family="text">
      <style:text-properties fo:color="#000000" style:font-name="Monospace" fo:font-size="10pt" fo:font-weight="bold" officeooo:rsid="000546c8" style:font-size-asian="10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ЛАБОРАТОРНАЯ РАБОТА №8</text:p>
      <text:p text:style-name="P2">АВТОМАТИЗАЦИЯ СБОРКИ JAVA ПРОЕКТОВ С ПОМОЩЬЮ ANT</text:p>
      <text:p text:style-name="P2"/>
      <text:p text:style-name="P3"><text:tab/>Цель работы: <text:span text:style-name="T1">изучить скриптовый инструмент Ant для настройкипроцесса сборки под свои требования и сборки Java приложений.</text:span></text:p>
      <text:p text:style-name="P3"/>
      <text:p text:style-name="P3"><text:span text:style-name="T1"><text:tab/></text:span>8.1 Краткие теоретические сведения</text:p>
      <text:p text:style-name="P3"/>
      <text:p text:style-name="P3"><text:span text:style-name="T1"><text:tab/>Ant – это платформо-независимый скриптовый инструмент, которыйпозволяет создавать сценарии сборки очень похожие на скрипты "make" в C или C++.</text:span></text:p>
      <text:p text:style-name="P3"><text:span text:style-name="T1"><text:tab/>Определенный процесс сборки — важная составляющая любого цикларазработки, поскольку позволяет сократить нестыковки между различнымистадиями разработки как-то: написание кода, интеграция, тестирование,продажа. Наличие определенного процесса сборки позволит ускорить переход из одной стадии в другую. Также исчезают разного рода проблемы связанные скомпиляцией, переменной classpath, и т.д., которые в совокупности могли быбыть причиной растраты в пустую, множества времени и ресурсов. Ant немного похож на фабрику. Сырьем для него является то, что создают программисты – исходный код на Java, программы, написанные на других языках, дескрипторы развертывания и т.д. Что должно получится на выходе - скомпилированные программы, готовые к использованию. В процессе получения из исходного кода готового продукта, Ant’у необходима помощь в виде build файла. Build файл (также известный как «Ant файл», или «build сценарий» («сценарий сборки») или «файл build.xml») показывает Ant’у что надо делать, чтобы превратить то что есть (как правило, исходный код) в то что вы хотите. Build файл похож на детальный план – он говорит как собрать из частей единое целое.</text:span></text:p>
      <text:p text:style-name="P3"><text:span text:style-name="T1"><text:tab/>Build файл содержит правила, которые указывают Ant’у делать вещи</text:span></text:p>
      <text:p text:style-name="P3"><text:span text:style-name="T1">наподобие таких:</text:span></text:p>
      <text:p text:style-name="P7"><text:span text:style-name="T1">•В соответствии с тем что нужно, скопируй doit.war в каталог релиза dist;</text:span></text:p>
      <text:p text:style-name="P7"><text:span text:style-name="T1">•но, сначала ты должен собрать doit.war;</text:span></text:p>
      <text:p text:style-name="P7"><text:span text:style-name="T1">•а, для того, чтобы собрать doit.war, примени команду jar к *.class файлам</text:span></text:p>
      <text:p text:style-name="P7"><text:span text:style-name="T1">•кстати, тебе нужно скомпилировать class файлы, если ты этого еще не</text:span></text:p>
      <text:p text:style-name="P7"><text:span text:style-name="T1">сделал.</text:span></text:p>
      <text:p text:style-name="P7"><text:span text:style-name="T1">• Для того, чтобы сделать *.class файлы, запусти компилятор Java для *.java</text:span></text:p>
      <text:p text:style-name="P7"><text:span text:style-name="T1">файлов.</text:span></text:p>
      <text:p text:style-name="P3"><text:span text:style-name="T1"><text:tab/>Ant не определяет свой собственный синтаксис; вместо этого его файлыкомпоновки записываются в XML. Существует определенный набор XML-элементов, которые понимает Ant, и для расширения возможностей Ant могутбыть определены новые элементы.</text:span></text:p>
      <text:p text:style-name="P3"><text:span text:style-name="T1"><text:tab/>Каждый файл компоновки состоит из одного элемента высшего уровняproject (проект), который, в свою очередь, состоит из одного или болееэлементов target (цель). target - это определенный этап компоновки,выполняющий любое количество операций, например, компилирование</text:span><text:soft-page-break/><text:span text:style-name="T1">исходных файлов. Эти операции, сами по себе выполняются другимиспециализированными тегами task (задание). Эти задания затем группируютсявместе в элементы target. Все операции, необходимые для компоновки, моглибы быть расположены в одном элементе target, но это уменьшило бы гибкость.</text:span></text:p>
      <text:p text:style-name="P3"><text:span text:style-name="T1"><text:tab/>Обычно предпочтительнее разбить операции на логические этапыкомпоновки, и каждый этап поместить в свой собственный элемент target. Этопозволит выполнять одну определенную часть общей компоновки безнеобходимости выполнения других частей. Например, активируя толькоопределенные элементы target, можно откомпилировать исходный код проектабез создания загрузочных образов проекта.</text:span></text:p>
      <text:p text:style-name="P3"><text:span text:style-name="T1"><text:tab/>Элемент высшего уровня project должен содержать атрибут default (поумолчанию), указывающий цель, которая должна быть выполнена, если призапуске Ant ничего не указывается. Затем должна быть определена сама цельпри помощи элемента target.</text:span></text:p>
      <text:p text:style-name="P3"/>
      <text:p text:style-name="P3"><text:tab/>8.2 Текст Ant-скрипта</text:p>
      <text:p text:style-name="P1"><text:span text:style-name="T4"><text:s/></text:span></text:p>
      <text:p text:style-name="P8"><text:span text:style-name="T2"><text:tab/>&lt;property file="build.properties" /&gt;</text:span></text:p>
      <text:p text:style-name="P8"><text:span text:style-name="T2"><text:tab/>&lt;property file="${user.home}/build.properties" /&gt;</text:span></text:p>
      <text:p text:style-name="P8"/>
      <text:p text:style-name="P8"><text:span text:style-name="T2"><text:tab/>&lt;property name="app.name" value="pilorama" /&gt;</text:span></text:p>
      <text:p text:style-name="P8"><text:span text:style-name="T2"><text:tab/>&lt;property name="app.path" value="/${app.name}" /&gt;</text:span></text:p>
      <text:p text:style-name="P8"><text:span text:style-name="T2"><text:tab/>&lt;property name="app.version" value="0.1" /&gt;</text:span></text:p>
      <text:p text:style-name="P8"><text:span text:style-name="T2"><text:tab/>&lt;property name="build.home" value="${basedir}/build" /&gt;</text:span></text:p>
      <text:p text:style-name="P8"><text:span text:style-name="T2"><text:tab/>&lt;property name="dist.home" value="${basedir}/dist" /&gt;</text:span></text:p>
      <text:p text:style-name="P8"><text:span text:style-name="T2"><text:tab/>&lt;property name="docs.home" value="${basedir}/docs" /&gt;</text:span></text:p>
      <text:p text:style-name="P8"><text:span text:style-name="T2"><text:tab/>&lt;property name="src.home" value="${basedir}/src" /&gt;</text:span></text:p>
      <text:p text:style-name="P8"><text:span text:style-name="T2"><text:tab/>&lt;property name="web.home" value="${basedir}/WebContent" /&gt;</text:span></text:p>
      <text:p text:style-name="P9"/>
      <text:p text:style-name="P8"><text:span text:style-name="T2"><text:tab/>&lt;property name="compile.debug" value="true" /&gt;</text:span></text:p>
      <text:p text:style-name="P8"><text:span text:style-name="T2"><text:tab/>&lt;property name="compile.deprecation" value="false" /&gt;</text:span></text:p>
      <text:p text:style-name="P8"><text:span text:style-name="T2"><text:tab/>&lt;property name="compile.optimize" value="true" /&gt;</text:span></text:p>
      <text:p text:style-name="P9"/>
      <text:p text:style-name="P8"><text:span text:style-name="T2"><text:tab/>&lt;path id="compile.classpath"&gt;</text:span></text:p>
      <text:p text:style-name="P9"/>
      <text:p text:style-name="P8"><text:span text:style-name="T2"><text:tab/><text:tab/>&lt;!-- Include all JAR files that will be included in /WEB-INF/</text:span><text:span text:style-name="T3">lib</text:span><text:span text:style-name="T2"> --&gt;</text:span></text:p>
      <text:p text:style-name="P8"><text:span text:style-name="T2"><text:tab/><text:tab/>&lt;!-- *** CUSTOMIZE HERE AS REQUIRED BY YOUR APPLICATION *** --&gt;</text:span></text:p>
      <text:p text:style-name="P8"><text:span text:style-name="T2"><text:tab/><text:tab/>&lt;!-- &lt;pathelement location="${foo.jar}"/&gt; --&gt;</text:span></text:p>
      <text:p text:style-name="P9"/>
      <text:p text:style-name="P8"><text:span text:style-name="T2"><text:tab/><text:tab/>&lt;!-- Include all elements that </text:span><text:span text:style-name="T3">Tomcat</text:span><text:span text:style-name="T2"> exposes to applications --&gt;</text:span></text:p>
      <text:p text:style-name="P8"><text:span text:style-name="T2"><text:tab/><text:tab/>&lt;!-- &lt;pathelement location="${catalina.home}/common/classes"/&gt; --&gt;</text:span></text:p>
      <text:p text:style-name="P8"><text:span text:style-name="T2"><text:tab/><text:tab/>&lt;fileset dir="${catalina.home}/lib"&gt;</text:span></text:p>
      <text:p text:style-name="P8"><text:span text:style-name="T2"><text:tab/><text:tab/><text:tab/>&lt;include name="*.jar" /&gt;</text:span></text:p>
      <text:p text:style-name="P8"><text:span text:style-name="T2"><text:tab/><text:tab/>&lt;/fileset&gt;</text:span></text:p>
      <text:p text:style-name="P9"/>
      <text:p text:style-name="P8"><text:span text:style-name="T2"><text:tab/><text:tab/>&lt;!--</text:span><text:span text:style-name="T3">fileset</text:span><text:span text:style-name="T2"> </text:span><text:span text:style-name="T3">dir</text:span><text:span text:style-name="T2">="${</text:span><text:span text:style-name="T3">basedir</text:span><text:span text:style-name="T2">}/</text:span><text:span text:style-name="T3">lib</text:span><text:span text:style-name="T2">"&gt; &lt;include name="*.jar"/&gt; &lt;/fileset --&gt;</text:span></text:p>
      <text:p text:style-name="P9"/>
      <text:p text:style-name="P8"><text:span text:style-name="T2"><text:tab/><text:tab/>&lt;fileset dir="${web.home}/WEB-INF/lib"&gt;</text:span></text:p>
      <text:p text:style-name="P8"><text:span text:style-name="T2"><text:tab/><text:tab/><text:tab/>&lt;include name="*.jar" /&gt;</text:span></text:p>
      <text:p text:style-name="P8"><text:span text:style-name="T2"><text:tab/><text:tab/>&lt;/fileset&gt;</text:span></text:p>
      <text:p text:style-name="P8"><text:span text:style-name="T2"><text:tab/>&lt;/path&gt;</text:span></text:p>
      <text:p text:style-name="P9"/>
      <text:p text:style-name="P8"><text:span text:style-name="T2"><text:tab/>&lt;target name="clean" description="Delete old build and dist directories"&gt;</text:span></text:p>
      <text:p text:style-name="P8"><text:span text:style-name="T2"><text:tab/><text:tab/>&lt;delete dir="${build.home}" /&gt;</text:span></text:p>
      <text:p text:style-name="P8"><text:span text:style-name="T2"><text:tab/><text:tab/>&lt;delete dir="${dist.home}" /&gt;</text:span></text:p>
      <text:p text:style-name="P8"><text:soft-page-break/><text:span text:style-name="T2"><text:tab/>&lt;/target&gt;</text:span></text:p>
      <text:p text:style-name="P9"/>
      <text:p text:style-name="P8"><text:span text:style-name="T2"><text:tab/>&lt;target name="compile" depends="prepare" description="Compile Java sources"&gt;</text:span></text:p>
      <text:p text:style-name="P9"/>
      <text:p text:style-name="P8"><text:span text:style-name="T2"><text:tab/><text:tab/>&lt;!-- Compile Java classes as necessary --&gt;</text:span></text:p>
      <text:p text:style-name="P8"><text:span text:style-name="T2"><text:tab/><text:tab/>&lt;mkdir dir="${build.home}/WEB-INF/classes" /&gt;</text:span></text:p>
      <text:p text:style-name="P8"><text:span text:style-name="T2"><text:tab/><text:tab/>&lt;javac destdir="${build.home}/WEB-INF/classes" debug="${compile.debug}"</text:span></text:p>
      <text:p text:style-name="P8"><text:span text:style-name="T2"><text:tab/><text:tab/><text:tab/>deprecation="${compile.deprecation}" optimize="${compile.optimize}"</text:span></text:p>
      <text:p text:style-name="P8"><text:span text:style-name="T2"><text:tab/><text:tab/><text:tab/>excludes="**/test/*.java"&gt;</text:span></text:p>
      <text:p text:style-name="P9"/>
      <text:p text:style-name="P8"><text:span text:style-name="T2"><text:tab/><text:tab/><text:tab/>&lt;src path="${src.home}" /&gt;</text:span></text:p>
      <text:p text:style-name="P9"/>
      <text:p text:style-name="P8"><text:span text:style-name="T2"><text:tab/><text:tab/><text:tab/>&lt;classpath refid="compile.classpath" /&gt;</text:span></text:p>
      <text:p text:style-name="P8"><text:span text:style-name="T2"><text:tab/><text:tab/>&lt;/javac&gt;</text:span></text:p>
      <text:p text:style-name="P9"/>
      <text:p text:style-name="P8"><text:span text:style-name="T2"><text:tab/><text:tab/>&lt;!-- Copy application resources --&gt;</text:span></text:p>
      <text:p text:style-name="P8"><text:span text:style-name="T2"><text:tab/><text:tab/>&lt;copy todir="${build.home}/WEB-INF/classes"&gt;</text:span></text:p>
      <text:p text:style-name="P8"><text:span text:style-name="T2"><text:tab/><text:tab/><text:tab/>&lt;fileset dir="${src.home}" excludes="**/*.java" /&gt;</text:span></text:p>
      <text:p text:style-name="P8"><text:span text:style-name="T2"><text:tab/><text:tab/>&lt;/copy&gt;</text:span></text:p>
      <text:p text:style-name="P9"/>
      <text:p text:style-name="P8"><text:span text:style-name="T2"><text:tab/>&lt;/target&gt;</text:span></text:p>
      <text:p text:style-name="P8"><text:span text:style-name="T2"/></text:p>
      <text:p text:style-name="P8"><text:span text:style-name="T2"><text:tab/>&lt;target name="dist" depends="compile,javadoc" description="Create binary distribution"&gt;</text:span></text:p>
      <text:p text:style-name="P9"/>
      <text:p text:style-name="P8"><text:span text:style-name="T2"><text:tab/><text:tab/>&lt;!-- Copy documentation </text:span><text:span text:style-name="T3">subdirectories</text:span><text:span text:style-name="T2"> --&gt;</text:span></text:p>
      <text:p text:style-name="P8"><text:span text:style-name="T2"><text:tab/><text:tab/>&lt;mkdir dir="${docs.home}" /&gt;</text:span></text:p>
      <text:p text:style-name="P8"><text:span text:style-name="T2"><text:tab/><text:tab/>&lt;mkdir dir="${dist.home}/docs" /&gt;</text:span></text:p>
      <text:p text:style-name="P8"><text:span text:style-name="T2"><text:tab/><text:tab/>&lt;copy todir="${dist.home}/docs"&gt;</text:span></text:p>
      <text:p text:style-name="P8"><text:span text:style-name="T2"><text:tab/><text:tab/><text:tab/>&lt;fileset dir="${docs.home}" /&gt;</text:span></text:p>
      <text:p text:style-name="P8"><text:span text:style-name="T2"><text:tab/><text:tab/>&lt;/copy&gt;</text:span></text:p>
      <text:p text:style-name="P8"/>
      <text:p text:style-name="P8"><text:span text:style-name="T2"><text:tab/><text:tab/>&lt;jar jarfile="${dist.home}/${app.name}-${app.version}.war"</text:span></text:p>
      <text:p text:style-name="P8"><text:span text:style-name="T2"><text:tab/><text:tab/><text:tab/>basedir="${build.home}" /&gt;</text:span></text:p>
      <text:p text:style-name="P8"><text:span text:style-name="T2"><text:tab/>&lt;/target&gt;</text:span></text:p>
      <text:p text:style-name="P9"/>
      <text:p text:style-name="P8"><text:span text:style-name="T2"><text:tab/>&lt;target name="install" depends="compile"</text:span></text:p>
      <text:p text:style-name="P8"><text:span text:style-name="T2"><text:tab/><text:tab/>description="Install application to servlet container"&gt;</text:span></text:p>
      <text:p text:style-name="P9"/>
      <text:p text:style-name="P8"><text:span text:style-name="T2"><text:tab/><text:tab/>&lt;deploy url="${manager.url}" username="${manager.username}"</text:span></text:p>
      <text:p text:style-name="P8"><text:span text:style-name="T2"><text:tab/><text:tab/><text:tab/>password="${manager.password}" path="${app.path}" localWar="file://${build.home}" /&gt;</text:span></text:p>
      <text:p text:style-name="P9"/>
      <text:p text:style-name="P8"><text:span text:style-name="T2"><text:tab/>&lt;/target&gt;</text:span></text:p>
      <text:p text:style-name="P9"/>
      <text:p text:style-name="P8"><text:span text:style-name="T2"><text:tab/>&lt;target name="uninstall" depends="compile"</text:span></text:p>
      <text:p text:style-name="P8"><text:span text:style-name="T2"><text:tab/><text:tab/>description="Install application to servlet container"&gt;</text:span></text:p>
      <text:p text:style-name="P9"/>
      <text:p text:style-name="P8"><text:span text:style-name="T2"><text:tab/><text:tab/>&lt;undeploy url="${manager.url}" username="${manager.username}"</text:span></text:p>
      <text:p text:style-name="P8"><text:span text:style-name="T2"><text:tab/><text:tab/><text:tab/>password="${manager.password}" path="${app.path}"/&gt;</text:span></text:p>
      <text:p text:style-name="P9"/>
      <text:p text:style-name="P8"><text:span text:style-name="T2"><text:tab/>&lt;/target&gt;</text:span></text:p>
      <text:p text:style-name="P9"/>
      <text:p text:style-name="P8"><text:span text:style-name="T2"><text:tab/>&lt;target name="javadoc" depends="compile"</text:span></text:p>
      <text:p text:style-name="P8"><text:span text:style-name="T2"><text:tab/><text:tab/>description="Create Javadoc API documentation"&gt;</text:span></text:p>
      <text:p text:style-name="P9"/>
      <text:p text:style-name="P8"><text:span text:style-name="T2"><text:tab/><text:tab/>&lt;mkdir dir="${dist.home}/docs/api" /&gt;</text:span></text:p>
      <text:p text:style-name="P8"><text:span text:style-name="T2"><text:tab/><text:tab/>&lt;javadoc sourcepath="${src.home}" destdir="${dist.home}/docs/api"</text:span></text:p>
      <text:p text:style-name="P8"><text:span text:style-name="T2"><text:tab/><text:tab/><text:tab/>packagenames="*"&gt;</text:span></text:p>
      <text:p text:style-name="P8"><text:soft-page-break/><text:span text:style-name="T2"><text:tab/><text:tab/><text:tab/>&lt;classpath refid="compile.classpath" /&gt;</text:span></text:p>
      <text:p text:style-name="P8"><text:span text:style-name="T2"><text:tab/><text:tab/>&lt;/javadoc&gt;</text:span></text:p>
      <text:p text:style-name="P9"/>
      <text:p text:style-name="P8"><text:span text:style-name="T2"><text:tab/>&lt;/target&gt;</text:span></text:p>
      <text:p text:style-name="P9"/>
      <text:p text:style-name="P8"><text:span text:style-name="T2"><text:tab/>&lt;target name="list" description="List installed applications on servlet container"&gt;</text:span></text:p>
      <text:p text:style-name="P9"/>
      <text:p text:style-name="P8"><text:span text:style-name="T2"><text:tab/><text:tab/>&lt;list url="${manager.url}" username="${manager.username}"</text:span></text:p>
      <text:p text:style-name="P8"><text:span text:style-name="T2"><text:tab/><text:tab/><text:tab/>password="${manager.password}" /&gt;</text:span></text:p>
      <text:p text:style-name="P9"/>
      <text:p text:style-name="P8"><text:span text:style-name="T2"><text:tab/>&lt;/target&gt;</text:span></text:p>
      <text:p text:style-name="P9"/>
      <text:p text:style-name="P8"><text:span text:style-name="T2"><text:tab/>&lt;target name="prepare"&gt;</text:span></text:p>
      <text:p text:style-name="P9"/>
      <text:p text:style-name="P8"><text:span text:style-name="T2"><text:tab/><text:tab/>&lt;!-- Create build directories as needed --&gt;</text:span></text:p>
      <text:p text:style-name="P8"><text:span text:style-name="T2"><text:tab/><text:tab/>&lt;mkdir dir="${build.home}" /&gt;</text:span></text:p>
      <text:p text:style-name="P8"><text:span text:style-name="T2"><text:tab/><text:tab/>&lt;mkdir dir="${build.home}/WEB-INF" /&gt;</text:span></text:p>
      <text:p text:style-name="P8"><text:span text:style-name="T2"><text:tab/><text:tab/>&lt;mkdir dir="${build.home}/WEB-INF/classes" /&gt;</text:span></text:p>
      <text:p text:style-name="P9"/>
      <text:p text:style-name="P8"><text:span text:style-name="T2"><text:tab/><text:tab/>&lt;!-- Copy static content of this web application --&gt;</text:span></text:p>
      <text:p text:style-name="P8"><text:span text:style-name="T2"><text:tab/><text:tab/>&lt;copy todir="${build.home}"&gt;</text:span></text:p>
      <text:p text:style-name="P8"><text:span text:style-name="T2"><text:tab/><text:tab/><text:tab/>&lt;fileset dir="${web.home}" /&gt;</text:span></text:p>
      <text:p text:style-name="P8"><text:span text:style-name="T2"><text:tab/><text:tab/>&lt;/copy&gt;</text:span></text:p>
      <text:p text:style-name="P8"><text:span text:style-name="T2"><text:tab/><text:tab/>&lt;mkdir dir="${build.home}/WEB-INF/lib" /&gt;</text:span></text:p>
      <text:p text:style-name="P8"><text:span text:style-name="T2"><text:tab/>&lt;/target&gt;</text:span></text:p>
      <text:p text:style-name="P9"/>
      <text:p text:style-name="P8"><text:span text:style-name="T2"><text:tab/>&lt;target name="reload" depends="compile"</text:span></text:p>
      <text:p text:style-name="P8"><text:span text:style-name="T2"><text:tab/><text:tab/>description="Reload application on servlet container"&gt;</text:span></text:p>
      <text:p text:style-name="P9"/>
      <text:p text:style-name="P8"><text:span text:style-name="T2"><text:tab/><text:tab/>&lt;reload url="${manager.url}" username="${manager.username}"</text:span></text:p>
      <text:p text:style-name="P8"><text:span text:style-name="T2"><text:tab/><text:tab/><text:tab/>password="${manager.password}" path="${app.path}" /&gt;</text:span></text:p>
      <text:p text:style-name="P9"/>
      <text:p text:style-name="P8"><text:span text:style-name="T2"><text:tab/>&lt;/target&gt;</text:span></text:p>
      <text:p text:style-name="P9"/>
      <text:p text:style-name="P8"><text:span text:style-name="T2"><text:tab/>&lt;target name="remove" description="Remove application on servlet container"&gt;</text:span></text:p>
      <text:p text:style-name="P9"/>
      <text:p text:style-name="P8"><text:span text:style-name="T2"><text:tab/><text:tab/>&lt;undeploy url="${manager.url}" username="${manager.username}"</text:span></text:p>
      <text:p text:style-name="P8"><text:span text:style-name="T2"><text:tab/><text:tab/><text:tab/>password="${manager.password}" path="${app.path}" /&gt;</text:span></text:p>
      <text:p text:style-name="P9"/>
      <text:p text:style-name="P8"><text:span text:style-name="T2"><text:tab/>&lt;/target&gt;</text:span></text:p>
      <text:p text:style-name="P8"><text:span text:style-name="T2">&lt;/project&gt;</text:span></text:p>
      <text:p text:style-name="P4"/>
      <text:p text:style-name="P5">ВЫВОДЫ</text:p>
      <text:p text:style-name="P6"><text:tab/>В ходе лабораторной работы было написан Ant-скрипт для сборки веб приложения, который производит компиляцию, сборку war файла, а также производит развертывание приложения, на веб сервер Tomc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4T22:20:00.872231267</meta:creation-date>
    <dc:date>2015-05-14T22:30:00.577421220</dc:date>
    <meta:editing-duration>P0D</meta:editing-duration>
    <meta:editing-cycles>1</meta:editing-cycles>
    <meta:document-statistic meta:table-count="0" meta:image-count="0" meta:object-count="0" meta:page-count="4" meta:paragraph-count="121" meta:word-count="835" meta:character-count="7714" meta:non-whitespace-character-count="6794"/>
    <meta:generator>LibreOffice/4.2.8.2$Linux_X86_64 LibreOffice_project/420m0$Build-2</meta:generator>
  </office:meta>
</office:document-meta>
</file>